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9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 fo:font-style="italic" style:font-style-asian="italic" style:font-style-complex="italic"/>
    </style:style>
    <style:style style:name="ce20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2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30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7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8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30">
            <text:p>mercredi 1<text:s/></text:p>
          </table:table-cell>
          <table:table-cell office:value-type="date" office:date-value="2017-12-01T00:00:00" table:style-name="ce5">
            <text:p>vendredi 1<text:s/></text:p>
          </table:table-cell>
          <table:table-cell office:value-type="date" office:date-value="2018-01-01T00:00:00" table:style-name="ce6">
            <text:p>lundi 1<text:s/></text:p>
          </table:table-cell>
          <table:table-cell office:value-type="date" office:date-value="2018-02-01T00:00:00" table:style-name="ce7">
            <text:p>jeudi 1<text:s/></text:p>
          </table:table-cell>
          <table:table-cell office:value-type="date" office:date-value="2018-03-01T00:00:00" table:style-name="ce5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5">
            <text:p>mardi 1<text:s/></text:p>
          </table:table-cell>
          <table:table-cell office:value-type="date" office:date-value="2018-06-01T00:00:00" table:style-name="ce7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14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5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5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5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2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8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6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6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7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8">
            <text:p>mardi 12<text:s/></text:p>
          </table:table-cell>
          <table:table-cell office:value-type="date" office:date-value="2018-07-12T00:00:00" table:style-name="ce15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7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7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7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5">
            <text:p>vendredi 16<text:s/></text:p>
          </table:table-cell>
          <table:table-cell office:value-type="date" office:date-value="2018-03-16T00:00:00" table:style-name="ce17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15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12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6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6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3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8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9">
            <text:p>jeudi 23<text:s/></text:p>
          </table:table-cell>
          <table:table-cell office:value-type="date" office:date-value="2017-12-23T00:00:00" table:style-name="ce18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8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20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13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5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8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13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8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8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15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8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18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5">
            <text:p>mercredi 29<text:s/></text:p>
          </table:table-cell>
          <table:table-cell office:value-type="date" office:date-value="2017-12-29T00:00:00" table:style-name="ce18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1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22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8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1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29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3">
            <text:p>mardi 31<text:s/></text:p>
          </table:table-cell>
          <table:table-cell table:style-name="ce23"/>
          <table:table-cell office:value-type="date" office:date-value="2017-12-31T00:00:00" table:style-name="ce24">
            <text:p>dimanche 31<text:s/></text:p>
          </table:table-cell>
          <table:table-cell office:value-type="date" office:date-value="2018-01-31T00:00:00" table:style-name="ce23">
            <text:p>mercredi 31<text:s/></text:p>
          </table:table-cell>
          <table:table-cell table:style-name="ce25"/>
          <table:table-cell office:value-type="date" office:date-value="2018-03-31T00:00:00" table:style-name="ce26">
            <text:p>samedi 31<text:s/></text:p>
          </table:table-cell>
          <table:table-cell table:style-name="ce25"/>
          <table:table-cell office:value-type="date" office:date-value="2018-05-31T00:00:00" table:style-name="ce23">
            <text:p>jeudi 31<text:s/></text:p>
          </table:table-cell>
          <table:table-cell table:style-name="ce25"/>
          <table:table-cell office:value-type="date" office:date-value="2018-07-31T00:00:00" table:style-name="ce23">
            <text:p>mardi 31<text:s/></text:p>
          </table:table-cell>
          <table:table-cell office:value-type="date" office:date-value="2018-08-31T00:00:00" table:style-name="ce23">
            <text:p>vendredi 31<text:s/></text:p>
          </table:table-cell>
          <table:table-cell table:style-name="ce25"/>
          <table:table-cell office:value-type="date" office:date-value="2018-10-31T00:00:00" table:style-name="ce23">
            <text:p>mercredi 31<text:s/></text:p>
          </table:table-cell>
          <table:table-cell table:style-name="ce25"/>
          <table:table-cell office:value-type="date" office:date-value="2018-12-31T00:00:00" table:style-name="ce23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1-25T23:44:56Z</dc:date>
  </office:meta>
</office:document-meta>
</file>